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P3" style:family="paragraph" style:parent-style-name="Standard">
      <style:text-properties officeooo:rsid="001676ff" officeooo:paragraph-rsid="001676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f42e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f42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0<text:span text:style-name="T2">7</text:span>/05/2024 de <text:span text:style-name="T2">8h30</text:span> à <text:span text:style-name="T2">10h</text:span> 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1"><text:span text:style-name="T1">tâche réalisée:</text:span><text:span text:style-name="T3"> </text:span><text:span text:style-name="T4">Alexis : travaille sur la vue de l’application 1</text:span></text:p>
      <text:p text:style-name="P1"><text:span text:style-name="T4"><text:tab/><text:tab/>Romain L : travaille sur le modèle de l’application 1</text:span></text:p>
      <text:p text:style-name="P1"><text:span text:style-name="T4"><text:tab/><text:tab/>Romain S : travaille sur la vue de l’application 2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5-07T09:49:23.818000000</dc:date>
    <meta:editing-duration>PT2H10M5S</meta:editing-duration>
    <meta:editing-cycles>8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7" meta:word-count="49" meta:character-count="291" meta:non-whitespace-character-count="235"/>
  </office:meta>
</office:document-meta>
</file>